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6600" fo:font-size="96pt" fo:font-style="italic" style:text-underline-style="solid" style:text-underline-width="auto" style:text-underline-color="font-color" fo:font-weight="bold" style:font-size-asian="96pt" style:font-style-asian="italic" style:font-weight-asian="bold" style:font-size-complex="96pt" style:font-style-complex="italic" style:font-weight-complex="bold"/>
    </style:style>
    <style:style style:name="P2" style:family="paragraph" style:parent-style-name="Standard">
      <style:text-properties fo:color="#a31515" style:font-name="Consolas" fo:font-size="88pt" fo:font-style="normal" style:text-underline-style="none" fo:font-weight="normal" style:font-name-asian="Consolas" style:font-size-asian="88pt" style:font-style-asian="normal" style:font-weight-asian="normal" style:font-name-complex="Consolas" style:font-size-complex="88pt" style:font-style-complex="normal" style:font-weight-complex="normal"/>
    </style:style>
    <style:style style:name="P3" style:family="paragraph" style:parent-style-name="Standard">
      <style:text-properties fo:color="#000000" style:font-name="Consolas" fo:font-size="40pt" fo:language="ru" fo:country="RU" fo:font-style="normal" style:text-underline-style="none" fo:font-weight="normal" style:font-name-asian="Consolas" style:font-size-asian="40pt" style:font-style-asian="normal" style:font-weight-asian="normal" style:font-name-complex="Consolas" style:font-size-complex="40pt" style:font-style-complex="normal" style:font-weight-complex="normal"/>
    </style:style>
    <style:style style:name="P4" style:family="paragraph" style:parent-style-name="Standard">
      <style:text-properties fo:color="#000000" fo:font-size="40pt" fo:language="ru" fo:country="RU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Standard">
      <style:text-properties fo:color="#ccff00" fo:font-size="96pt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P6" style:family="paragraph" style:parent-style-name="Standard">
      <style:text-properties fo:color="#ff3333" fo:font-size="66pt" fo:language="en" fo:country="US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P7" style:family="paragraph" style:parent-style-name="Standard">
      <style:text-properties fo:color="#ff3333" fo:font-size="66pt" fo:language="ru" fo:country="RU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P8" style:family="paragraph" style:parent-style-name="Standard">
      <style:text-properties fo:color="#ff3333" fo:font-size="40pt" fo:language="ru" fo:country="RU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9" style:family="paragraph" style:parent-style-name="Standard">
      <style:text-properties fo:color="#ff3333" fo:font-size="36pt" fo:language="ru" fo:country="RU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10" style:family="paragraph" style:parent-style-name="Standard">
      <style:text-properties fo:color="#ff3333" fo:font-size="60pt" fo:language="ru" fo:country="RU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P11" style:family="paragraph" style:parent-style-name="Standard">
      <style:text-properties fo:color="#ff3333" fo:font-size="32pt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12" style:family="paragraph" style:parent-style-name="Standard">
      <style:paragraph-properties fo:break-before="page"/>
      <style:text-properties fo:color="#a31515" style:font-name="Consolas" fo:font-size="88pt" fo:font-style="italic" style:text-underline-style="solid" style:text-underline-width="auto" style:text-underline-color="font-color" fo:font-weight="bold" style:font-name-asian="Consolas" style:font-size-asian="88pt" style:font-style-asian="italic" style:font-weight-asian="bold" style:font-name-complex="Consolas" style:font-size-complex="88pt" style:font-style-complex="italic" style:font-weight-complex="bold"/>
    </style:style>
    <style:style style:name="P13" style:family="paragraph" style:parent-style-name="Standard">
      <style:paragraph-properties fo:break-before="page"/>
      <style:text-properties fo:color="#a31515" style:font-name="Consolas" fo:font-size="88pt" fo:language="ru" fo:country="RU" fo:font-style="italic" style:text-underline-style="solid" style:text-underline-width="auto" style:text-underline-color="font-color" fo:font-weight="bold" style:font-name-asian="Consolas" style:font-size-asian="88pt" style:font-style-asian="italic" style:font-weight-asian="bold" style:font-name-complex="Consolas" style:font-size-complex="88pt" style:font-style-complex="italic" style:font-weight-complex="bold"/>
    </style:style>
    <style:style style:name="P14" style:family="paragraph" style:parent-style-name="Standard">
      <style:paragraph-properties fo:break-before="page"/>
      <style:text-properties fo:color="#ff6600" fo:font-size="96pt" fo:font-style="italic" style:text-underline-style="solid" style:text-underline-width="auto" style:text-underline-color="font-color" fo:font-weight="bold" style:font-size-asian="96pt" style:font-style-asian="italic" style:font-weight-asian="bold" style:font-size-complex="96pt" style:font-style-complex="italic" style:font-weight-complex="bold"/>
    </style:style>
    <style:style style:name="P15" style:family="paragraph" style:parent-style-name="Standard">
      <style:text-properties fo:color="#ff3333" fo:font-size="36pt" fo:language="ru" fo:country="RU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16" style:family="paragraph" style:parent-style-name="Standard">
      <style:text-properties fo:color="#000000" fo:font-size="36pt" fo:language="ru" fo:country="RU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" style:family="text">
      <style:text-properties fo:font-size="40pt" fo:language="ru" fo:country="RU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40pt" fo:language="ru" fo:country="RU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40pt" fo:language="en" fo:country="US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36pt" style:font-size-asian="36pt" style:font-size-complex="3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7"/>Tag <text:s text:c="6"/></text:p>
      <text:p text:style-name="P1"/>
      <text:p text:style-name="P14">StackPanel</text:p>
      <text:p text:style-name="P5"><text:span text:style-name="T1">Это </text:span><text:span text:style-name="T2">тэг</text:span><text:span text:style-name="T3"> </text:span><text:span text:style-name="T1">который упорядочивает вложенные </text:span><text:span text:style-name="T2">тэги </text:span><text:span text:style-name="T1">слева на права или сверху вниз.</text:span></text:p>
      <text:p text:style-name="P2"/>
      <text:p text:style-name="P12"><text:span text:style-name="T4">TextB</text:span><text:span text:style-name="T5">ox</text:span></text:p>
      <text:p text:style-name="P3">Это <text:span text:style-name="T6">тэг</text:span> поле для ввода текста.</text:p>
      <text:p text:style-name="P13">TextBlock</text:p>
      <text:p text:style-name="P4">Это <text:span text:style-name="T6">тэг</text:span> для вывода не редактируемого текст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 text:c="7"/>ListBox</text:p>
      <text:p text:style-name="P8">Это элемент окна предназначеннный для набора однотипных данных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<text:s text:c="10"/><text:span text:style-name="T5">Width</text:span></text:p>
      <text:p text:style-name="P9">Это атрибут для установки фиксированой ширины в пикселях.</text:p>
      <text:p text:style-name="P9"/>
      <text:p text:style-name="P10"><text:s text:c="10"/><text:span text:style-name="T5">Height</text:span></text:p>
      <text:p text:style-name="P11">Это фтрибут <text:span text:style-name="T7">для установки фиксированой высоты в пикселях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----------------------------------------</text:p>
      <text:p text:style-name="P16">&lt;Button x:Name="button1" Content="Кнопка 1"</text:p>
      <text:p text:style-name="P16"><text:s/>Style="{StaticResource Style <text:span text:style-name="T5">Name</text:span>}" /&gt;</text:p>
      <text:p text:style-name="P9">----------------------------------------</text:p>
      <text:p text:style-name="P16">&lt;Style x:Key="StyleName"&gt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6M20S</meta:editing-duration>
    <meta:editing-cycles>6</meta:editing-cycles>
    <meta:generator>OpenOffice/4.1.7$Win32 OpenOffice.org_project/417m1$Build-9800</meta:generator>
    <dc:date>2020-06-20T10:42:41.13</dc:date>
    <meta:document-statistic meta:table-count="0" meta:image-count="0" meta:object-count="0" meta:page-count="7" meta:paragraph-count="18" meta:word-count="68" meta:character-count="602"/>
    <meta:user-defined meta:name="Info 1"/>
    <meta:user-defined meta:name="Info 2"/>
    <meta:user-defined meta:name="Info 3"/>
    <meta:user-defined meta:name="Info 4"/>
  </office:meta>
</office:document-meta>
</file>